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FreeMono" svg:font-family="FreeMono" style:font-family-generic="modern" style:font-pitch="fixed"/>
    <style:font-face style:name="Montserrat" svg:font-family="Montserra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ontserrat" fo:font-style="normal" officeooo:rsid="00177890" officeooo:paragraph-rsid="001af9f0" style:font-style-asian="normal" style:font-style-complex="normal"/>
    </style:style>
    <style:style style:name="P2" style:family="paragraph" style:parent-style-name="Standard">
      <style:text-properties style:font-name="Montserrat" fo:font-size="12pt" fo:font-style="italic" fo:font-weight="normal" officeooo:rsid="00177890" officeooo:paragraph-rsid="00177890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Liberation Serif" fo:font-style="normal" fo:font-weight="bold" officeooo:rsid="001af9f0" officeooo:paragraph-rsid="001af9f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Liberation Serif" fo:font-style="normal" fo:font-weight="bold" officeooo:rsid="0024092b" officeooo:paragraph-rsid="0024092b" style:font-style-asian="normal" style:font-weight-asian="bold" style:font-style-complex="normal" style:font-weight-complex="bold"/>
    </style:style>
    <style:style style:name="P5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c88b1" officeooo:paragraph-rsid="001c88b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c88b1" officeooo:paragraph-rsid="001df70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c88b1" officeooo:paragraph-rsid="001f678a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c88b1" officeooo:paragraph-rsid="00212f5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bc152" officeooo:paragraph-rsid="001bc152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bc152" officeooo:paragraph-rsid="001df703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bold" officeooo:rsid="001bc152" officeooo:paragraph-rsid="001f678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normal" officeooo:rsid="001bc152" officeooo:paragraph-rsid="001bc15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Montserrat" fo:font-size="12pt" fo:font-style="normal" fo:font-weight="normal" officeooo:rsid="00212f5e" officeooo:paragraph-rsid="00212f5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1af9f0" officeooo:paragraph-rsid="0024092b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1af9f0" officeooo:paragraph-rsid="001af9f0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top="0.201cm" fo:margin-bottom="0.201cm" loext:contextual-spacing="false" fo:line-height="115%"/>
      <style:text-properties style:font-name="Montserrat" fo:font-size="12pt" fo:font-style="normal" fo:font-weight="bold" officeooo:rsid="00177890" officeooo:paragraph-rsid="0017789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198bee" officeooo:paragraph-rsid="00198be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22352c" officeooo:paragraph-rsid="0022352c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list-style-name="L3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22352c" officeooo:paragraph-rsid="0022352c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3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23e3f8" officeooo:paragraph-rsid="0023e3f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24092b" officeooo:paragraph-rsid="0024092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4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bold" officeooo:rsid="0024092b" officeooo:paragraph-rsid="0024092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1">
      <style:paragraph-properties fo:margin-top="0.201cm" fo:margin-bottom="0.201cm" loext:contextual-spacing="false" fo:line-height="115%"/>
      <style:text-properties style:font-name="Montserrat" fo:font-size="12pt" fo:font-style="normal" fo:font-weight="normal" officeooo:rsid="00177890" officeooo:paragraph-rsid="0017789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Montserrat" fo:font-size="12pt" fo:font-style="normal" fo:font-weight="normal" officeooo:rsid="001af9f0" officeooo:paragraph-rsid="001af9f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.201cm" fo:margin-bottom="0.201cm" loext:contextual-spacing="false" fo:line-height="115%" fo:text-align="justify" style:justify-single-word="false"/>
      <style:text-properties style:font-name="Liberation Serif" fo:font-style="normal" fo:font-weight="bold" officeooo:rsid="001af9f0" officeooo:paragraph-rsid="0024092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f9f0" style:font-weight-asian="normal" style:font-weight-complex="normal"/>
    </style:style>
    <style:style style:name="T4" style:family="text">
      <style:text-properties fo:font-weight="normal" officeooo:rsid="001bc152" style:font-weight-asian="normal" style:font-weight-complex="normal"/>
    </style:style>
    <style:style style:name="T5" style:family="text">
      <style:text-properties fo:font-weight="normal" officeooo:rsid="001df703" style:font-weight-asian="normal" style:font-weight-complex="normal"/>
    </style:style>
    <style:style style:name="T6" style:family="text">
      <style:text-properties fo:font-weight="normal" officeooo:rsid="001f678a" style:font-weight-asian="normal" style:font-weight-complex="normal"/>
    </style:style>
    <style:style style:name="T7" style:family="text">
      <style:text-properties fo:font-weight="normal" officeooo:rsid="00212f5e" style:font-weight-asian="normal" style:font-weight-complex="normal"/>
    </style:style>
    <style:style style:name="T8" style:family="text">
      <style:text-properties fo:font-weight="normal" officeooo:rsid="0021ec09" style:font-weight-asian="normal" style:font-weight-complex="normal"/>
    </style:style>
    <style:style style:name="T9" style:family="text">
      <style:text-properties fo:font-weight="normal" officeooo:rsid="0023e3f8" style:font-weight-asian="normal" style:font-weight-complex="normal"/>
    </style:style>
    <style:style style:name="T10" style:family="text">
      <style:text-properties fo:font-weight="normal" officeooo:rsid="0024092b" style:font-weight-asian="normal" style:font-weight-complex="normal"/>
    </style:style>
    <style:style style:name="T11" style:family="text">
      <style:text-properties officeooo:rsid="001af9f0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1df703"/>
    </style:style>
    <style:style style:name="T14" style:family="text">
      <style:text-properties officeooo:rsid="0021ec09"/>
    </style:style>
    <style:style style:name="T15" style:family="text">
      <style:text-properties style:font-name="Montserrat" fo:font-size="12pt" style:font-size-asian="12pt" style:font-size-complex="12pt"/>
    </style:style>
    <style:style style:name="T16" style:family="text">
      <style:text-properties style:font-name="Montserrat" fo:font-size="12pt" officeooo:rsid="0024092b" style:font-size-asian="12pt" style:font-size-complex="12pt"/>
    </style:style>
    <style:style style:name="T17" style:family="text">
      <style:text-properties style:font-name="Montserrat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font-name="Montserrat" fo:font-size="12pt" style:text-underline-style="none" fo:font-weight="normal" officeooo:rsid="0024092b" style:font-size-asian="12pt" style:font-weight-asian="normal" style:font-size-complex="12pt" style:font-weight-complex="normal"/>
    </style:style>
    <style:style style:name="T19" style:family="text">
      <style:text-properties style:font-name="Montserrat" fo:font-size="12pt" style:text-underline-style="none" style:font-size-asian="12pt" style:font-size-complex="12pt"/>
    </style:style>
    <style:style style:name="T20" style:family="text">
      <style:text-properties style:font-name="Montserrat" fo:font-size="12pt" style:text-underline-style="none" officeooo:rsid="0024092b" style:font-size-asian="12pt" style:font-size-complex="12pt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4">Description<text:span text:style-name="T2">. </text:span><text:span text:style-name="T10">A short guide on how to configure your Linux (Fedora) machine to run the MAXRF software, and to set it up for MAXRF application development.</text:span></text:p>
      <text:p text:style-name="P14">First.<text:span text:style-name="T2"> Configuring Qt</text:span></text:p>
      <text:list xml:id="list2292008118" text:style-name="L1">
        <text:list-item>
          <text:p text:style-name="P23">Through the terminal, install these dependencies,</text:p>
        </text:list-item>
      </text:list>
      <text:p text:style-name="P16"><text:span text:style-name="T2"><text:tab/>$ sudo dnf install qt5 qt5-devel </text:span><text:span text:style-name="T3">qtcreator </text:span><text:span text:style-name="T2">gcc-c++</text:span></text:p>
      <text:list xml:id="list202116423222963" text:continue-numbering="true" text:style-name="L1">
        <text:list-item>
          <text:p text:style-name="P17"><text:span text:style-name="T2">Then enable QDebug on QT, </text:span><text:span text:style-name="T3">i.e.</text:span><text:span text:style-name="T2"> create a file in </text:span>/<text:span text:style-name="T11">etc/xdg/QtProject/qtlogging.ini</text:span><text:span text:style-name="T3"> and write ,</text:span></text:p>
          <text:p text:style-name="P24">[Rules]</text:p>
          <text:p text:style-name="P24">*.debug=true</text:p>
          <text:p text:style-name="P24">qt.*.debug=false</text:p>
        </text:list-item>
        <text:list-item>
          <text:p text:style-name="P15"><text:span text:style-name="T2">Lastly, </text:span><text:span text:style-name="T8">use the </text:span><text:span text:style-name="T14">.pro</text:span><text:span text:style-name="T8"> template files inside the project’s DEV/</text:span><text:span text:style-name="T10">Templates</text:span><text:span text:style-name="T8"> directory as a starting point for your Qt projects</text:span></text:p>
        </text:list-item>
      </text:list>
      <text:p text:style-name="P18">Second. <text:span text:style-name="T2">Configuring the external libraries. Previous versions required Qwt. This has since been deprecated in favor of a more portable library QcustomPlot. </text:span></text:p>
      <text:list xml:id="list1100794504" text:style-name="L3">
        <text:list-item>
          <text:p text:style-name="P19"><text:span text:style-name="T2">Download QCustomPlot and include the one header file and the one source file whenever </text:span><text:span text:style-name="T9">they are</text:span><text:span text:style-name="T2"> needed</text:span></text:p>
        </text:list-item>
        <text:list-item>
          <text:p text:style-name="P20"><text:span text:style-name="T2">Download PugiXML library and include the one header file and the one source file whenever they are needed</text:span></text:p>
        </text:list-item>
        <text:list-item>
          <text:p text:style-name="P20"><text:span text:style-name="T2"/></text:p>
        </text:list-item>
      </text:list>
      <text:p text:style-name="P21">Third. <text:span text:style-name="T2">Configure the environment variables. Add the following line to your `.bash_profile` file on your user directory, then log back-in again</text:span></text:p>
      <text:list xml:id="list1898842124" text:style-name="L4">
        <text:list-item>
          <text:p text:style-name="P22"><text:span text:style-name="T2">`export MAXRF_PROJECT_DIR=/path/to/your/DEV/folder</text:span></text:p>
        </text:list-item>
      </text:list>
      <text:p text:style-name="P25"><text:span text:style-name="T16"/></text:p>
      <text:p text:style-name="P3"><text:span text:style-name="T16"/></text:p>
      <text:p text:style-name="P3"><text:span text:style-name="T16"/></text:p>
      <text:p text:style-name="P3"><text:span text:style-name="T16"/></text:p>
      <text:p text:style-name="P3"><text:soft-page-break/><text:span text:style-name="T16"/></text:p>
      <text:p text:style-name="P3"><text:span text:style-name="T16">Fourth</text:span><text:span text:style-name="T15">. </text:span><text:span text:style-name="T18"><text:s/>Configure and install the CAEN dependencies by following the CAEN installation guide</text:span></text:p>
      <text:p text:style-name="P3"><text:span text:style-name="T18"/></text:p>
      <text:p text:style-name="P4"><text:span text:style-name="T20">F</text:span><text:span text:style-name="T19">ifth.</text:span><text:span text:style-name="T17"> Install ROOT by following the ROOT installation gui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FreeMono" svg:font-family="FreeMono" style:font-family-generic="modern" style:font-pitch="fixed"/>
    <style:font-face style:name="Montserrat" svg:font-family="Montserrat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Montserrat" fo:font-style="normal" officeooo:rsid="00177890" officeooo:paragraph-rsid="001af9f0" style:font-style-asian="normal" style:font-style-complex="normal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etting started with the XRF Scanner software development: <text:span text:style-name="MT1">First Step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24:26.204243686</meta:creation-date>
    <dc:date>2020-06-29T20:21:15.575284822</dc:date>
    <meta:editing-duration>PT1H3M14S</meta:editing-duration>
    <meta:editing-cycles>10</meta:editing-cycles>
    <meta:generator>LibreOffice/6.2.8.2$Linux_X86_64 LibreOffice_project/20$Build-2</meta:generator>
    <meta:document-statistic meta:table-count="0" meta:image-count="0" meta:object-count="0" meta:page-count="2" meta:paragraph-count="18" meta:word-count="198" meta:character-count="1319" meta:non-whitespace-character-count="1142"/>
  </office:meta>
</office:document-meta>
</file>